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" svg:font-family="Arimo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mo" fo:font-size="11pt"/>
    </style:style>
    <style:style style:name="P2" style:family="paragraph" style:parent-style-name="Text_20_body">
      <style:text-properties style:font-name="Arimo" fo:font-size="11pt" fo:font-weight="bold"/>
    </style:style>
    <style:style style:name="P3" style:family="paragraph" style:parent-style-name="Text_20_body">
      <style:text-properties fo:color="#0260bf" style:font-name="Arimo" fo:font-size="11pt"/>
    </style:style>
    <style:style style:name="P4" style:family="paragraph" style:parent-style-name="Text_20_body">
      <style:text-properties style:font-name="Arimo" fo:font-size="11pt" fo:font-weight="bold"/>
    </style:style>
    <style:style style:name="P5" style:family="paragraph" style:parent-style-name="Text_20_body" style:list-style-name="L1">
      <style:text-properties style:font-name="Arimo" fo:font-size="11pt" fo:font-weight="bold"/>
    </style:style>
    <style:style style:name="P6" style:family="paragraph" style:parent-style-name="Text_20_body" style:list-style-name="L9">
      <style:text-properties style:font-name="Arimo" fo:font-size="11pt" fo:font-weight="bold"/>
    </style:style>
    <style:style style:name="P7" style:family="paragraph" style:parent-style-name="Text_20_body" style:list-style-name="L10">
      <style:text-properties style:font-name="Arimo" fo:font-size="11pt" fo:font-weight="bold"/>
    </style:style>
    <style:style style:name="P8" style:family="paragraph" style:parent-style-name="Text_20_body" style:list-style-name="L1">
      <style:text-properties style:font-name="Arimo" fo:font-size="11pt"/>
    </style:style>
    <style:style style:name="P9" style:family="paragraph" style:parent-style-name="Text_20_body" style:list-style-name="L2">
      <style:text-properties style:font-name="Arimo" fo:font-size="11pt"/>
    </style:style>
    <style:style style:name="P10" style:family="paragraph" style:parent-style-name="Text_20_body" style:list-style-name="L3">
      <style:text-properties style:font-name="Arimo" fo:font-size="11pt"/>
    </style:style>
    <style:style style:name="P11" style:family="paragraph" style:parent-style-name="Text_20_body" style:list-style-name="L4">
      <style:text-properties style:font-name="Arimo" fo:font-size="11pt"/>
    </style:style>
    <style:style style:name="P12" style:family="paragraph" style:parent-style-name="Text_20_body" style:list-style-name="L6">
      <style:text-properties style:font-name="Arimo" fo:font-size="11pt"/>
    </style:style>
    <style:style style:name="P13" style:family="paragraph" style:parent-style-name="Text_20_body" style:list-style-name="L8">
      <style:text-properties style:font-name="Arimo" fo:font-size="11pt"/>
    </style:style>
    <style:style style:name="P14" style:family="paragraph" style:parent-style-name="Text_20_body" style:list-style-name="L9">
      <style:text-properties style:font-name="Arimo" fo:font-size="11pt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T1" style:family="text">
      <style:text-properties style:font-name="Arimo" fo:font-size="11pt"/>
    </style:style>
    <style:style style:name="T2" style:family="text">
      <style:text-properties style:font-name="Arimo" fo:font-size="11pt" fo:font-weight="bold"/>
    </style:style>
    <style:style style:name="T3" style:family="text">
      <style:text-properties fo:color="#0260bf" style:font-name="Arimo" fo:font-size="11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vailo Iliev </text:p>
      <text:p text:style-name="P3"><text:a xlink:type="simple" xlink:href="https://hangouts.google.com/?action=chat&amp;pn=%2B491734195474&amp;hl=en&amp;authuser=0" office:target-frame-name="_blank" xlink:show="new" text:style-name="Internet_20_link" text:visited-style-name="Visited_20_Internet_20_Link">+49 173 4195474</text:a></text:p>
      <text:p text:style-name="P3">ranapat@yahoo.com </text:p>
      <text:p text:style-name="P2"><text:tab/>Work Experience</text:p>
      <text:p text:style-name="Standard"><text:span text:style-name="T1"><text:tab/>03.2018 – present Akelius </text:span><text:span text:style-name="T3">http://akelius.de </text:span><text:span text:style-name="T2">Android teamlead and application architect</text:span></text:p>
      <text:p text:style-name="Text_20_body"><text:span text:style-name="T2"><text:tab/></text:span><text:span text:style-name="T1">Technologies: Java / Kotlin / Docker.</text:span></text:p>
      <text:list xml:id="list3942506286574674006" text:style-name="L1">
        <text:list-item>
          <text:p text:style-name="P15">  <text:span text:style-name="T1">Creating mobile application </text:span></text:p>
        </text:list-item>
        <text:list-item>
          <text:p text:style-name="P15">  <text:span text:style-name="T1">Creating build pipelines </text:span></text:p>
        </text:list-item>
        <text:list-item>
          <text:p text:style-name="P5">  <text:span text:style-name="T4">Define tasks and goals</text:span></text:p>
        </text:list-item>
        <text:list-item>
          <text:p text:style-name="P5">  <text:span text:style-name="T4">Release</text:span></text:p>
          <text:p text:style-name="P5"/>
        </text:list-item>
      </text:list>
      <text:p text:style-name="Text_20_body"><text:span text:style-name="T1"><text:tab/>10.2016 – 03.2018 Kisura </text:span><text:span text:style-name="T3">http://kisura.de </text:span><text:span text:style-name="T2">Fullstack Developer</text:span></text:p>
      <text:p text:style-name="Text_20_body"><text:span text:style-name="T2"><text:tab/></text:span><text:span text:style-name="T1">Technologies: JavaScript / Angular 1.x / React / Jquery / SASS / PHP / Symfony / Doctrine / MySQL / MongoDB / Vagrant / Ansible. </text:span></text:p>
      <text:list xml:id="list338098239" text:continue-numbering="true" text:style-name="L1">
        <text:list-item>
          <text:p text:style-name="P15">  <text:span text:style-name="T1">Creating frontend </text:span></text:p>
        </text:list-item>
        <text:list-item>
          <text:p text:style-name="P15">  <text:span text:style-name="T1">Creating backend API </text:span></text:p>
        </text:list-item>
        <text:list-item>
          <text:p text:style-name="P15">  <text:span text:style-name="T1">Creating DB </text:span></text:p>
          <text:p text:style-name="P8"/>
          <text:p text:style-name="P15"><text:span text:style-name="T1">08.2012 – 07.2016 Peak Games </text:span><text:span text:style-name="T3">http://peakgames.net </text:span><text:span text:style-name="T2">Senior Developer Development Team Lead</text:span></text:p>
          <text:p text:style-name="P8">Technologies: Actionscript 3 / Java / JSON / XML </text:p>
        </text:list-item>
      </text:list>
      <text:list xml:id="list8641436387745146568" text:style-name="L2">
        <text:list-item>
          <text:p text:style-name="P16">  <text:span text:style-name="T1">Creating web based games including casino slots </text:span></text:p>
        </text:list-item>
        <text:list-item>
          <text:p text:style-name="P16">  <text:span text:style-name="T1">Creating multiplayer backend servers for </text:span></text:p>
        </text:list-item>
        <text:list-item>
          <text:p text:style-name="P16">  <text:span text:style-name="T1">Creating business model flows </text:span></text:p>
        </text:list-item>
        <text:list-item>
          <text:p text:style-name="P16">  <text:span text:style-name="T1">Creating the game API framework </text:span></text:p>
          <text:p text:style-name="P9">Titles and platforms: </text:p>
        </text:list-item>
      </text:list>
      <text:list xml:id="list2604610893419257783" text:style-name="L3">
        <text:list-item>
          <text:p text:style-name="P17">  <text:span text:style-name="T1">GinRummyPlus - </text:span><text:span text:style-name="T3">https://apps.facebook.com/ginrummyplus</text:span><text:span text:style-name="T1">. Lead frontend developer </text:span></text:p>
          <text:p text:style-name="P10">and architect - Flash / ActionScript 3 / blitting / Signals. </text:p>
        </text:list-item>
        <text:list-item>
          <text:p text:style-name="P17">  <text:span text:style-name="T1">RummyPlus - </text:span><text:span text:style-name="T3">https://apps.facebook.com/rummiplus</text:span><text:span text:style-name="T1">. Lead frontend developer - Flash </text:span></text:p>
          <text:p text:style-name="P10">/ ActionScript 3 / DisplayList. </text:p>
        </text:list-item>
        <text:list-item>
          <text:p text:style-name="P17">  <text:span text:style-name="T1">TavlaPlus - </text:span><text:span text:style-name="T3">https://apps.facebook.com/tavlaplus</text:span><text:span text:style-name="T1">. Frontend - Bugfixing and new </text:span></text:p>
          <text:p text:style-name="P10">features – Flash / ActionScript 3 / DisplayList. </text:p>
        </text:list-item>
        <text:list-item>
          <text:p text:style-name="P17">  <text:span text:style-name="T1">YuzbirPlus - </text:span><text:span text:style-name="T3">https://apps.facebook.com/yuzbirplus</text:span><text:span text:style-name="T1">. Frontend - Bugfixing - Flash / </text:span></text:p>
          <text:p text:style-name="P10">ActionScript 3 / Flex / DisplayList. </text:p>
        </text:list-item>
        <text:list-item>
          <text:p text:style-name="P17">  <text:span text:style-name="T1">HeartsPlus - </text:span><text:span text:style-name="T3">https://apps.facebook.com/heartsplus</text:span><text:span text:style-name="T1">. Frontend - developer, working on </text:span></text:p>
          <text:p text:style-name="P10">libraries and different modules – Flash / ActionScript 3 / Blitting and DisplayList. </text:p>
        </text:list-item>
        <text:list-item>
          <text:p text:style-name="P17">  <text:span text:style-name="T1">SpadesPlus - </text:span><text:span text:style-name="T3">https://apps.facebook.com/spadesplus</text:span><text:span text:style-name="T1">. Frontend - developer, working </text:span></text:p>
          <text:p text:style-name="P10">on libraries – ActionScript 3 / Blitting and DisplayList. </text:p>
        </text:list-item>
        <text:list-item>
          <text:p text:style-name="P17"><text:soft-page-break/>  <text:span text:style-name="T1">Craps – the game is down. Lead frontend developer and architect – Flash / </text:span></text:p>
          <text:p text:style-name="P10">ActionScript 3 / DisplayList </text:p>
        </text:list-item>
        <text:list-item>
          <text:p text:style-name="P17">  <text:span text:style-name="T1">Roulette – Game is offline. Lead developer – Flash / ActionScript 3 / DisplayList. </text:span></text:p>
        </text:list-item>
        <text:list-item>
          <text:p text:style-name="P17">  <text:span text:style-name="T1">Blackjack – Game is offline. Lead developer – Flash / ActionScript 3 / DisplayList. </text:span></text:p>
        </text:list-item>
        <text:list-item>
          <text:p text:style-name="P17">  <text:span text:style-name="T1">Slots – Games are offline. Frontend and Backend developer – Flash / ActionScript 3 </text:span></text:p>
          <text:p text:style-name="P10">/ DisplayList and Java / Netty. </text:p>
          <text:p text:style-name="P10"/>
          <text:p text:style-name="P17"><text:span text:style-name="T1">10.2010 – 06.2012 Nokia </text:span><text:span text:style-name="T3">http://nokia.com </text:span><text:span text:style-name="T2">Consultant</text:span></text:p>
          <text:p text:style-name="P10">Technologies: C++ / Qt / QML / JavaScript / JSON / XML. </text:p>
        </text:list-item>
      </text:list>
      <text:list xml:id="list2968031634569733731" text:style-name="L4">
        <text:list-item>
          <text:p text:style-name="P18">  <text:span text:style-name="T1">Worked on Nokia Maps for Meltemi and Meego (the last Linux phones of Nokia) </text:span></text:p>
        </text:list-item>
        <text:list-item>
          <text:p text:style-name="P18">  <text:span text:style-name="T1">Responsible for the post-drawing application handling and plugin architecture </text:span></text:p>
        </text:list-item>
        <text:list-item>
          <text:p text:style-name="P18">  <text:span text:style-name="T1">Responsible for all the feature integration with the core application. </text:span></text:p>
        </text:list-item>
        <text:list-item>
          <text:p text:style-name="P18">  <text:span text:style-name="T1">One of the release team – prepared and released every version of the final </text:span></text:p>
          <text:p text:style-name="P11">application. </text:p>
          <text:p text:style-name="P11"/>
          <text:p text:style-name="P18"><text:span text:style-name="T1">06.2009-10.2010 B.E.R.S </text:span><text:span text:style-name="T3">http://bers-soft.com </text:span><text:span text:style-name="T2">Senior Developer, Project Architect, Dev Team Leader </text:span></text:p>
          <text:p text:style-name="P11">Technologies: Lotus Domino 8.5.1, xPages, JavaScript, Java, PHP, MySQL. Controlled and lead 2 teams – web and mobile. </text:p>
        </text:list-item>
      </text:list>
      <text:list xml:id="list1792957556617467005" text:style-name="L5">
        <text:list-item>
          <text:p text:style-name="P19">  <text:span text:style-name="T1">Creating prototypes over xPages and Lotus Domino; </text:span></text:p>
        </text:list-item>
        <text:list-item>
          <text:p text:style-name="P19">  <text:span text:style-name="T1">Creating development estimations, specifications and plans; </text:span></text:p>
        </text:list-item>
        <text:list-item>
          <text:p text:style-name="P19">  <text:span text:style-name="T1">Creating backend and frontend Framework cores; </text:span></text:p>
        </text:list-item>
      </text:list>
      <text:list xml:id="list2782931525602585818" text:style-name="L6">
        <text:list-item>
          <text:p text:style-name="P20">  <text:span text:style-name="T1">Creating blackberry Domino database replications with conflict solving and merging; </text:span></text:p>
        </text:list-item>
        <text:list-item>
          <text:p text:style-name="P20">  <text:span text:style-name="T1">Controlling the teams and team tasks. </text:span></text:p>
          <text:p text:style-name="P12"/>
          <text:p text:style-name="P20"><text:span text:style-name="T1">03.2005-08.2009 DotMedia </text:span><text:span text:style-name="T3">dotmedia.bg </text:span><text:span text:style-name="T2">Senior Developer, Project Architect, Dev Team Leader</text:span></text:p>
          <text:p text:style-name="P12">Technologies: JavaScript, Java, PHP, MySQL, Postgre, C#, Flash / Flex, HTML. We provided a web based solutions and html – browser as a client. </text:p>
        </text:list-item>
      </text:list>
      <text:list xml:id="list9007081668645823965" text:style-name="L7">
        <text:list-item>
          <text:p text:style-name="P21">  <text:span text:style-name="T1">Controlling the technical development processes, estimations, specifications and plans </text:span></text:p>
        </text:list-item>
        <text:list-item>
          <text:p text:style-name="P21">  <text:span text:style-name="T1">Creating backend and frontend Framework cores </text:span></text:p>
        </text:list-item>
        <text:list-item>
          <text:p text:style-name="P21">  <text:span text:style-name="T1">Controlling the teams and team tasks Games and platforms: </text:span></text:p>
        </text:list-item>
      </text:list>
      <text:list xml:id="list4173167591151888676" text:style-name="L8">
        <text:list-item>
          <text:p text:style-name="P22">  <text:span text:style-name="T1">Multiplayer pool – Flash / ActionScript 3 and PHP for backend </text:span></text:p>
        </text:list-item>
        <text:list-item>
          <text:p text:style-name="P22">  <text:span text:style-name="T1">Escape the room variation – Flash / ActionScript 3 with xml configuration for levels </text:span></text:p>
          <text:p text:style-name="P13"/>
          <text:p text:style-name="P22"><text:span text:style-name="T1">06.2003-03.2005 Pi-consult.bg </text:span><text:span text:style-name="T3">pi-consult.bg </text:span><text:span text:style-name="T2">Developer, Dev Team Leader</text:span></text:p>
          <text:p text:style-name="P13">Technologies: JavaScript, Java, PHP, MySQL, C++, Flash / Flex, MsSql. </text:p>
        </text:list-item>
      </text:list>
      <text:list xml:id="list4420626794398727032" text:style-name="L9">
        <text:list-item>
          <text:p text:style-name="P23">  <text:span text:style-name="T1">Developing dynamic web based solutions for business workflows </text:span></text:p>
        </text:list-item>
        <text:list-item>
          <text:p text:style-name="P23"><text:soft-page-break/>  <text:span text:style-name="T1">Controlling the teams and team tasks </text:span></text:p>
        </text:list-item>
        <text:list-item>
          <text:p text:style-name="P23">  <text:span text:style-name="T1">Worked on few small games in flash for a gaming platform for one of the customers – </text:span></text:p>
          <text:p text:style-name="P14">variations of Donkey Kong, Snake, Bricks, Ping/Pong, Poker and similar – Flash / ActionScript 1 and 2. </text:p>
          <text:p text:style-name="P14"/>
          <text:p text:style-name="P23"><text:span text:style-name="T1">09.2006 -10.2010 Technical University of Varna </text:span><text:span text:style-name="T3">http://www.tu-varna.bg/ </text:span><text:span text:style-name="T2">Part Time Seminar Tutor </text:span><text:span text:style-name="T1">(8 hours/week).</text:span></text:p>
          <text:p text:style-name="P14">Technologies: C#, .NET </text:p>
          <text:p text:style-name="P14">Seminar tuition in C#. Web Based solutions with C# and .NET. Responsible for the final exams </text:p>
          <text:p text:style-name="P14"/>
          <text:p text:style-name="P23"><text:span text:style-name="T1">03.2006 – 04.2007 National Academy for Software Development </text:span><text:span text:style-name="T3">http://academy.devbg.org/ </text:span><text:span text:style-name="T2">Part Time Java Lecturer </text:span><text:span text:style-name="T1">(8 hours a week) for university or adult education courses. Responsible for course content, teaching and final exams. </text:span></text:p>
          <text:p text:style-name="P6"/>
          <text:p text:style-name="P6">Programming Practices </text:p>
          <text:p text:style-name="P14">Scrum / Agile theoretical knowledge – participant of Scrum / Agile courses without certificate; Test Driven Development – participant of courses, practical know-how. </text:p>
          <text:p text:style-name="P6"/>
          <text:p text:style-name="P6">Education and Training</text:p>
          <text:p text:style-name="P23"><text:span text:style-name="T1">09.2004 – 06.2006 Technical University of Varna </text:span><text:span text:style-name="T2">Master of Computer Science and Technologies </text:span><text:span text:style-name="T1">Awarded: </text:span><text:span text:style-name="T2">Distinction</text:span></text:p>
          <text:p text:style-name="P14">Subjects: Algorithms, Java, C# Thesis: PHP 5 Application Library for Remoting and Remote Process Control. PHP 5 Application Library for Image Handling Abstraction over ImageMagick and GD2 </text:p>
          <text:p text:style-name="P23"><text:span text:style-name="T1">09.2000 – 06.2004 Technical University of Varna </text:span><text:span text:style-name="T2">Bachelor of Computer Science and Technologies </text:span><text:span text:style-name="T1">Awarded: equivalent 2.1 (5.5) Courses: Computer architecture, algorithms, Java, C#, Pascal, computer graphics, cryptography... </text:span></text:p>
          <text:p text:style-name="P14">Thesis: PHP 4 Application Framework for automation procession of pre-elementary operations and automation of processes and CRM workflows. </text:p>
          <text:p text:style-name="P14">09.1995 – 06.2000 High School of Mathematics, Rouse, Bulgaria </text:p>
        </text:list-item>
      </text:list>
      <text:p text:style-name="P1"><text:tab/>Courses: National curriculum with concentration on IT and mathematics. </text:p>
      <text:p text:style-name="P1"><text:tab/>1997-2000 Centre for Extracurriculum Activities, Rouse, Bulgaria Competitor in <text:tab/>mathematics competitions. Member of the team of mathematics for the city of Rouse. <text:tab/>Achievements: First place awarded in competitions on district level. </text:p>
      <text:p text:style-name="P1"><text:tab/>1992-1999 Centre for Extracurriculum Activities, Rouse, Bulgaria – few times a week <text:tab/>course. Competitor in IT competitions. Member of the IT team for the city of Rouse. <text:tab/>Training/Substitute with the national team of IT of Bulgaria. Achievements: 1993 silver <text:tab/><text:tab/>medal in national level IT competition, Algorithms in Logo. 1994-1999 several bronze <text:tab/>medals in national IT competitions, Algorithms in Turbo Pascal. 1994-1999 First, second <text:tab/>and third place winner for district and regional levels of IT, Algorithms in Turbo Pascal. </text:p>
      <text:p text:style-name="P2"/>
      <text:p text:style-name="P2"><text:tab/>Languages </text:p>
      <text:p text:style-name="P1"><text:tab/>Bulgarian – native</text:p>
      <text:p text:style-name="P1"><text:tab/>English – excellent</text:p>
      <text:p text:style-name="P1"><text:soft-page-break/><text:tab/>Russian – very good </text:p>
      <text:p text:style-name="P2"><text:tab/></text:p>
      <text:p text:style-name="P2"><text:tab/>Organisational and Social Skills </text:p>
      <text:list xml:id="list5665953511824963245" text:style-name="L10">
        <text:list-item>
          <text:p text:style-name="P24">  <text:span text:style-name="T1">Good communicator and team worker </text:span></text:p>
        </text:list-item>
        <text:list-item>
          <text:p text:style-name="P24">  <text:span text:style-name="T1">Adaptable to various and multicultural environments </text:span></text:p>
        </text:list-item>
        <text:list-item>
          <text:p text:style-name="P24">  <text:span text:style-name="T1">Quick to grasp new ideas and concepts </text:span></text:p>
        </text:list-item>
        <text:list-item>
          <text:p text:style-name="P24">  <text:span text:style-name="T1">Good sense of organisation and defining priorities </text:span></text:p>
        </text:list-item>
        <text:list-item>
          <text:p text:style-name="P24">  <text:span text:style-name="T1">Strategic planning and analysis and task management </text:span></text:p>
        </text:list-item>
        <text:list-item>
          <text:p text:style-name="P24">  <text:span text:style-name="T1">Can work under pressure, with proven efficiency </text:span></text:p>
          <text:p text:style-name="P7"/>
        </text:list-item>
        <text:list-item>
          <text:p text:style-name="P24"><text:span text:style-name="T2">References </text:span><text:span text:style-name="T1">available upon request 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" svg:font-family="Arimo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7T12:44:16</meta:creation-date>
    <dc:date>2019-11-28T17:59:42</dc:date>
    <meta:editing-duration>PT10M3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4" meta:paragraph-count="95" meta:word-count="1044" meta:character-count="6768"/>
  </office:meta>
</office:document-meta>
</file>